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33.58mm"/>
    </style:style>
    <style:style style:name="co12" style:family="table-column">
      <style:table-column-properties fo:break-before="auto" style:column-width="12.01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6.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7.94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1013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4" table:default-cell-style-name="ce11"/>
        <table:table-column table:style-name="co18" table:default-cell-style-name="ce11"/>
        <table:table-column table:style-name="co19" table:default-cell-style-name="ce11"/>
        <table:table-column table:style-name="co3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15" table:default-cell-style-name="ce11"/>
        <table:table-column table:style-name="co7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=</text:p>
          </table:table-cell>
          <table:table-cell office:value-type="string" calcext:value-type="string">
            <text:p>10.01709.</text:p>
          </table:table-cell>
          <table:table-cell table:number-columns-repeated="2"/>
          <table:table-cell office:value-type="string" calcext:value-type="string">
            <text:p>7026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1.5+9.22=710.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.00.0000</text:date>, <text:time style:data-style-name="N2" text:time-value="20:10:05.6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0T20:11:40.210000000</dc:date>
    <meta:editing-duration>P2DT18H21M11S</meta:editing-duration>
    <meta:editing-cycles>1024</meta:editing-cycles>
    <meta:document-statistic meta:table-count="2" meta:cell-count="4636" meta:object-count="0"/>
  </office:meta>
</office:document-meta>
</file>